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4.168cm" fo:padding-top="0.13cm" fo:padding-bottom="0.13cm" fo:padding-left="0.25cm" fo:padding-right="0.25cm" fo:wrap-option="wrap" draw:shadow-color="#cec8ba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4.168cm" fo:padding-top="0.13cm" fo:padding-bottom="0.13cm" fo:padding-left="0.25cm" fo:padding-right="0.25cm" fo:wrap-option="wrap" draw:shadow-color="#cec8ba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4.168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3.699cm" fo:padding-top="0.13cm" fo:padding-bottom="0.13cm" fo:padding-left="0.25cm" fo:padding-right="0.25cm" fo:wrap-option="wrap" draw:shadow-color="#cec8ba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5.997cm" fo:padding-top="0.13cm" fo:padding-bottom="0.13cm" fo:padding-left="0.25cm" fo:padding-right="0.25cm" fo:wrap-option="wrap" draw:shadow-color="#cec8ba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2.894cm" fo:padding-top="0.13cm" fo:padding-bottom="0.13cm" fo:padding-left="0.25cm" fo:padding-right="0.25cm" fo:wrap-option="wrap" draw:shadow-color="#cec8ba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4.94cm" fo:padding-top="0.13cm" fo:padding-bottom="0.13cm" fo:padding-left="0.25cm" fo:padding-right="0.25cm" fo:wrap-option="wrap" draw:shadow-color="#cec8ba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2.933cm" fo:padding-top="0.13cm" fo:padding-bottom="0.13cm" fo:padding-left="0.25cm" fo:padding-right="0.25cm" fo:wrap-option="wrap" draw:shadow-color="#cec8ba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2.167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8.68cm" fo:padding-top="0.13cm" fo:padding-bottom="0.13cm" fo:padding-left="0.25cm" fo:padding-right="0.25cm" fo:wrap-option="wrap" draw:shadow-color="#cec8ba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8.13cm" fo:padding-top="0.13cm" fo:padding-bottom="0.13cm" fo:padding-left="0.25cm" fo:padding-right="0.25cm" fo:wrap-option="wrap" draw:shadow-color="#cec8ba"/>
    </style:style>
    <style:style style:name="gr13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2.057cm" fo:min-width="19.645cm" fo:padding-top="0.13cm" fo:padding-bottom="0.13cm" fo:padding-left="0.25cm" fo:padding-right="0.25cm" fo:wrap-option="no-wrap" draw:shadow-color="#cec8ba"/>
    </style:style>
    <style:style style:name="gr1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7.213cm" fo:padding-top="0.13cm" fo:padding-bottom="0.13cm" fo:padding-left="0.25cm" fo:padding-right="0.25cm" fo:wrap-option="wrap" draw:shadow-color="#cec8ba"/>
    </style:style>
    <style:style style:name="gr15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2.311cm" fo:min-width="17.697cm" fo:padding-top="0.13cm" fo:padding-bottom="0.13cm" fo:padding-left="0.25cm" fo:padding-right="0.25cm" fo:wrap-option="no-wrap" draw:shadow-color="#cec8ba"/>
    </style:style>
    <style:style style:name="gr16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2.311cm" fo:min-width="23.793cm" fo:padding-top="0.13cm" fo:padding-bottom="0.13cm" fo:padding-left="0.25cm" fo:padding-right="0.25cm" fo:wrap-option="no-wrap" draw:shadow-color="#cec8ba"/>
    </style:style>
    <style:style style:name="gr17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9.029cm" fo:padding-top="0.13cm" fo:padding-bottom="0.13cm" fo:padding-left="0.25cm" fo:padding-right="0.25cm" fo:wrap-option="wrap" draw:shadow-color="#cec8ba"/>
    </style:style>
    <style:style style:name="gr18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7.437cm" fo:min-width="21.338cm" fo:padding-top="0.13cm" fo:padding-bottom="0.13cm" fo:padding-left="0.25cm" fo:padding-right="0.25cm" fo:wrap-option="no-wrap" draw:shadow-color="#cec8ba"/>
    </style:style>
    <style:style style:name="gr19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14.54cm" fo:padding-top="0.13cm" fo:padding-bottom="0.13cm" fo:padding-left="0.25cm" fo:padding-right="0.25cm" fo:wrap-option="wrap" draw:shadow-color="#cec8ba"/>
    </style:style>
    <style:style style:name="gr2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4.762cm" fo:padding-top="0.13cm" fo:padding-bottom="0.13cm" fo:padding-left="0.25cm" fo:padding-right="0.25cm" fo:wrap-option="wrap" draw:shadow-color="#cec8ba"/>
    </style:style>
    <style:style style:name="gr2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5.015cm" fo:min-width="20.999cm" fo:padding-top="0.13cm" fo:padding-bottom="0.13cm" fo:padding-left="0.25cm" fo:padding-right="0.25cm" fo:wrap-option="no-wrap" draw:shadow-color="#cec8ba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P3" style:family="paragraph">
      <style:paragraph-properties fo:margin-left="1.27cm" fo:margin-right="0cm" fo:line-height="100%" fo:text-indent="-1.27cm" style:punctuation-wrap="hanging" style:line-break="stric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1.27cm" fo:margin-right="0cm" fo:margin-top="0.123cm" fo:margin-bottom="0cm" fo:line-height="100%" fo:text-indent="-1.27cm" style:punctuation-wrap="hanging" style:line-break="strict"/>
    </style:style>
    <style:style style:name="P6" style:family="paragraph"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</style:style>
    <style:style style:name="P7" style:family="paragraph">
      <style:paragraph-properties fo:margin-left="1.27cm" fo:margin-right="0cm" fo:margin-top="0.132cm" fo:margin-bottom="0cm" fo:line-height="100%" fo:text-indent="-1.27cm" style:punctuation-wrap="hanging" style:line-break="strict"/>
    </style:style>
    <style:style style:name="P8" style:family="paragraph"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</style:style>
    <style:style style:name="P9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10" style:family="paragraph"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</style:style>
    <style:style style:name="P11" style:family="paragraph">
      <style:paragraph-properties fo:margin-left="1.27cm" fo:margin-right="0cm" fo:line-height="100%" fo:text-indent="-1.27cm"/>
    </style:style>
    <style:style style:name="P12" style:family="paragraph">
      <style:paragraph-properties fo:margin-left="1.27cm" fo:margin-right="0cm" fo:margin-top="0.194cm" fo:margin-bottom="0cm" fo:line-height="100%" fo:text-indent="-1.27cm" style:punctuation-wrap="hanging" style:line-break="strict"/>
    </style:style>
    <style:style style:name="P13" style:family="paragraph"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</style:style>
    <style:style style:name="P14" style:family="paragraph">
      <style:paragraph-properties fo:margin-left="1.27cm" fo:margin-right="0cm" fo:margin-top="0.19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5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16" style:family="paragraph"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17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8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1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indent="0cm" style:punctuation-wrap="hanging" style:line-break="stric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 fo:font-size="16pt" fo:language="en" fo:country="US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ff"/>
    </style:style>
    <style:style style:name="T6" style:family="text">
      <style:text-properties fo:color="#ff0000"/>
    </style:style>
    <style:style style:name="T7" style:family="text">
      <style:text-properties fo:color="#00ff00"/>
    </style:style>
    <style:style style:name="T8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9" style:family="text">
      <style:text-properties fo:color="#ee493c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0" style:family="text">
      <style:text-properties fo:color="#ee493c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1" style:family="text">
      <style:text-properties fo:color="#00ac00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2" style:family="text">
      <style:text-properties fo:color="#531ffb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3" style:family="text">
      <style:text-properties fo:color="#531ffb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4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5" style:family="text">
      <style:text-properties style:font-name="Courier New1" fo:font-size="15pt" fo:language="en" fo:country="US" style:text-underline-style="solid" style:text-underline-width="auto" style:text-underline-color="font-color" fo:font-weight="bold" style:font-name-asian="Courier New1" style:font-size-asian="15pt" style:font-weight-asian="bold" style:font-name-complex="Courier New1" style:font-size-complex="15pt" style:font-weight-complex="bold"/>
    </style:style>
    <style:style style:name="T16" style:family="text">
      <style:text-properties fo:color="#ee493c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7" style:family="text">
      <style:text-properties fo:color="#ee493c" style:font-name="Courier New1" fo:font-size="15pt" fo:language="en" fo:country="US" style:text-underline-style="solid" style:text-underline-width="auto" style:text-underline-color="font-color" fo:font-weight="bold" style:font-name-asian="Courier New1" style:font-size-asian="15pt" style:font-weight-asian="bold" style:font-name-complex="Courier New1" style:font-size-complex="15pt" style:font-weight-complex="bold"/>
    </style:style>
    <style:style style:name="T18" style:family="text">
      <style:text-properties fo:color="#ee493c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23" style:family="text">
      <style:text-properties fo:color="#ee493c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6" style:family="text">
      <style:text-properties fo:color="#0000cc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7" style:family="text">
      <style:text-properties fo:color="#000099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8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29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30" style:family="text">
      <style:text-properties fo:color="#0000cc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32" style:family="text">
      <style:text-properties fo:color="#0000cc"/>
    </style:style>
    <style:style style:name="T33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4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35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36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37" style:family="text">
      <style:text-properties fo:color="#0000cc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38" style:family="text">
      <style:text-properties fo:color="#0000cc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000099" style:font-name="Courier New1" fo:font-size="20pt" fo:language="en" fo:country="GB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XML, mērķi, vispārējie noteikumi un pielitojumi</text:p>
              </text:list-item>
              <text:list-item>
                <text:p>XHTML un HTML atšķirības</text:p>
              </text:list-item>
              <text:list-item>
                <text:p>XML dokumenta tipi</text:p>
              </text:list-item>
              <text:list-item>
                <text:p>XML elementi</text:p>
              </text:list-item>
              <text:list-item>
                <text:p>XML likumi</text:p>
              </text:list-item>
              <text:list-item>
                <text:p>XML deklarēšana</text:p>
              </text:list-item>
              <text:list-item>
                <text:p>Dokumenta satura definēšana</text:p>
              </text:list-item>
              <text:list-item>
                <text:p>DTD, un to elementa deklarēšana</text:p>
              </text:list-item>
              <text:list-item>
                <text:p>XML Shēma, to deklarācija un validācija</text:p>
              </text:list-item>
              <text:list-item>
                <text:p>DOM un S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rms XML: HTML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TML</text:span> (<text:span text:style-name="T2">H</text:span>yper-<text:span text:style-name="T2">T</text:span>ext <text:span text:style-name="T2">M</text:span>arkup <text:span text:style-name="T2">L</text:span>anguage) – iezīmēšanas valoda,kas ir izstrāda tīmekļa lappušu un citas pārlūkprogrammā attēlojamās informācijas glabāšanai.</text:p>
              </text:list-item>
              <text:list-item>
                <text:p>Pirmoreiz nodefinēta 1992. gadā HTML 1.0</text:p>
              </text:list-item>
              <text:list-item>
                <text:p>&lt;head&gt; , &lt;body&gt; , &lt;h1&gt; , &lt;br&gt; ut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XML</text:span> (<text:span text:style-name="T2">Ex</text:span>tensible <text:span text:style-name="T2">M</text:span>arkup <text:span text:style-name="T2">L</text:span>anguage) – paplašināmā iezīmēšanas valoda, kura atvieglo <text:s/>strukturētu tekstu un informācijas koplietošanu internetā.</text:p>
              </text:list-item>
              <text:list-item>
                <text:p>Izveidoja <text:span text:style-name="T2">W3C</text:span>(<text:span text:style-name="T2">W</text:span>orld <text:span text:style-name="T2">W</text:span>ide <text:span text:style-name="T2">W</text:span>eb <text:span text:style-name="T2">C</text:span>onsortium), lai pārvarētu HTML ierobežojumus.</text:p>
              </text:list-item>
              <text:list-item>
                <text:p>Bāzēts uz <text:span text:style-name="T2">SGML</text:span> (<text:span text:style-name="T2">S</text:span>tandart <text:span text:style-name="T2">G</text:span>eneralized <text:span text:style-name="T2">M</text:span>arkup <text:span text:style-name="T2">L</text:span>angua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 mērķi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Vienkārši izmantojama internetā</text:p>
              </text:list-item>
              <text:list-item>
                <text:p>Atbalsta plašu aplikāciju klāstu</text:p>
              </text:list-item>
              <text:list-item>
                <text:p>Ir savienojama ar<text:span text:style-name="T2"> SGML</text:span> (<text:span text:style-name="T2">S</text:span>tandart <text:span text:style-name="T2">G</text:span>eneralizes <text:span text:style-name="T2">M</text:span>arkup <text:span text:style-name="T2">L</text:span>anguage)</text:p>
              </text:list-item>
              <text:list-item>
                <text:p>Viegli izmantojama un apstrādājama</text:p>
              </text:list-item>
              <text:list-item>
                <text:p>Minimāls neobligāto funkciju ska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pārējie noteikumi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XML</text:span> dokumentiem <text:span text:style-name="T2">jābūt</text:span> skaidriem, saprotamiem, cilvēkam salasāmam(piemēram,elements nosaukts &lt;first_name&gt;, nevis a32415s)</text:p>
              </text:list-item>
              <text:list-item>
                <text:p><text:span text:style-name="T2">XML</text:span> dizains <text:span text:style-name="T2">jāizveido</text:span> ātri</text:p>
              </text:list-item>
              <text:list-item>
                <text:p><text:span text:style-name="T2">XML</text:span> dizainam <text:span text:style-name="T2">jābūt</text:span> formālam, kodolīgam</text:p>
              </text:list-item>
              <text:list-item>
                <text:p><text:span text:style-name="T2">XML</text:span> dokumentiem <text:span text:style-name="T2">jābūt</text:span> viegli izveidojamiem</text:p>
              </text:list-item>
              <text:list-item>
                <text:p>Pēc iespējas <text:span text:style-name="T2">jāizvairās</text:span> no saīsinājumu pietošānas elementu nosauku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Piemērs</text:p>
          </draw:text-box>
        </draw:frame>
        <draw:frame presentation:style-name="pr4" draw:text-style-name="P4" draw:layer="layout" svg:width="24.639cm" svg:height="14.086cm" svg:x="0.8cm" svg:y="4.914cm" presentation:class="outline" presentation:user-transformed="true">
          <draw:text-box>
            <text:p text:style-name="P3"><text:span text:style-name="T3">&lt;?xml version="1.0" encoding="UTF-8"?&gt;</text:span></text:p>
            <text:p text:style-name="P3"><text:span text:style-name="T3">&lt;people&gt;</text:span></text:p>
            <text:p text:style-name="P3"><text:span text:style-name="T3"><text:s text:c="4"/></text:span><text:span text:style-name="T3">&lt;person id="person_1"&gt;</text:span></text:p>
            <text:p text:style-name="P3"><text:span text:style-name="T3"><text:s text:c="8"/></text:span><text:span text:style-name="T3">&lt;name&gt;David&lt;/name&gt;</text:span></text:p>
            <text:p text:style-name="P3"><text:span text:style-name="T3"><text:s text:c="8"/></text:span><text:span text:style-name="T3">&lt;surname&gt;Gilmour&lt;/surname&gt;</text:span></text:p>
            <text:p text:style-name="P3"><text:span text:style-name="T3"><text:s text:c="4"/></text:span><text:span text:style-name="T3">&lt;/person&gt;</text:span></text:p>
            <text:p text:style-name="P3"><text:span text:style-name="T3"><text:s text:c="4"/></text:span><text:span text:style-name="T3">&lt;person id="person_2"&gt;</text:span></text:p>
            <text:p text:style-name="P3"><text:span text:style-name="T3"><text:s text:c="8"/></text:span><text:span text:style-name="T3">&lt;name&gt;Richard&lt;/name&gt;</text:span></text:p>
            <text:p text:style-name="P3"><text:span text:style-name="T3"><text:s text:c="8"/></text:span><text:span text:style-name="T3">&lt;surname&gt;Wright&lt;/surname&gt;</text:span></text:p>
            <text:p text:style-name="P3"><text:span text:style-name="T3"><text:s text:c="4"/></text:span><text:span text:style-name="T3">&lt;/person&gt;</text:span></text:p>
            <text:p text:style-name="P3"><text:span text:style-name="T3"><text:s text:c="4"/></text:span><text:span text:style-name="T3">&lt;person id="person_3"&gt;</text:span></text:p>
            <text:p text:style-name="P3"><text:span text:style-name="T3"><text:s text:c="8"/></text:span><text:span text:style-name="T3">&lt;name&gt;Nick&lt;/name&gt;</text:span></text:p>
            <text:p text:style-name="P3"><text:span text:style-name="T3"><text:s text:c="8"/></text:span><text:span text:style-name="T3">&lt;surname&gt;Mason&lt;/surname&gt;</text:span></text:p>
            <text:p text:style-name="P3"><text:span text:style-name="T3"><text:s text:c="4"/></text:span><text:span text:style-name="T3">&lt;/person&gt;</text:span></text:p>
            <text:p text:style-name="P3"><text:span text:style-name="T3">&lt;/peopl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pielietojumi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Web izstrāde, satura pārvaldība</text:p>
              </text:list-item>
              <text:list-item>
                <text:p>Datu apmaiņa</text:p>
              </text:list-item>
              <text:list-item>
                <text:p>Datu glabāšāna</text:p>
              </text:list-item>
              <text:list-item>
                <text:p>Failu konfigurācija</text:p>
              </text:list-item>
              <text:list-item>
                <text:p>Web pakalpoju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HTML un HTML atšķirība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TML</text:span> noteiktiem elementiem izlaist beigu birku (tags), <text:span text:style-name="T2">XML</text:span> tas ir aizliegts</text:p>
              </text:list-item>
              <text:list-item>
                <text:p><text:span text:style-name="T2">Elementu</text:span> un <text:span text:style-name="T2">atribūtu</text:span> vārdiem <text:span text:style-name="T2">jābūt</text:span> ar <text:span text:style-name="T2">mazajiem</text:span> burtiem</text:p>
              </text:list-item>
              <text:list-item>
                <text:p>Atribūtu vērtībām <text:span text:style-name="T2">XHTML</text:span> jābūt ievietotām pēdiņā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1.408cm" presentation:class="title" presentation:user-transformed="true">
          <draw:text-box>
            <text:p>XML dokumenta tipi<text:tab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Spēkā neesoši dokumenti</text:p>
                <text:list>
                  <text:list-item>
                    <text:p>Neatbilst <text:span text:style-name="T2">XML</text:span> nodefinētajai sintaksei vai noteikumiem definētiem <text:span text:style-name="T2">DTD</text:span>/<text:span text:style-name="T2">schema</text:span></text:p>
                  </text:list-item>
                </text:list>
              </text:list-item>
              <text:list-item>
                <text:p>Spēkā esošs dokuments</text:p>
                <text:list>
                  <text:list-item>
                    <text:p>Atbilst gan <text:span text:style-name="T2">XML</text:span> sintaksei,gan <text:span text:style-name="T2">DTD</text:span>/<text:span text:style-name="T2">schema</text:span> definētajiem noteikumiem</text:p>
                  </text:list-item>
                </text:list>
              </text:list-item>
              <text:list-item>
                <text:p>Labi veidots dokuments</text:p>
                <text:list>
                  <text:list-item>
                    <text:p>Atbilst <text:span text:style-name="T2">XML</text:span> sintaksei,bet nav <text:span text:style-name="T2">DTD</text:span>/<text:span text:style-name="T2">schema</text:span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elementi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3 <text:span text:style-name="T4">galvenie</text:span> termini, kurus izmanto, lai aprakstītu <text:span text:style-name="T2">XML</text:span> dokumenta daļas:</text:p>
              </text:list-item>
              <text:list-item>
                <text:p><text:span text:style-name="T5">Birkas (tags)</text:span></text:p>
              </text:list-item>
              <text:list-item>
                <text:p><text:span text:style-name="T6">Elementi </text:span></text:p>
              </text:list-item>
              <text:list-item>
                <text:p><text:span text:style-name="T7">Atribūti</text:span></text:p>
              </text:list-item>
            </text:list>
          </draw:text-box>
        </draw:frame>
        <draw:custom-shape draw:name="Rectangle 5" draw:style-name="gr2" draw:text-style-name="P6" draw:layer="layout" svg:width="10.998cm" svg:height="4.428cm" svg:x="2.275cm" svg:y="14.049cm">
          <text:list text:style-name="L3">
            <text:list-header>
              <text:p text:style-name="P5"><text:span text:style-name="T8">&lt;people&gt;</text:span></text:p>
              <text:p text:style-name="P5"><text:span text:style-name="T8"><text:s text:c="4"/></text:span><text:span text:style-name="T8">&lt;person id="person_1"&gt;</text:span></text:p>
              <text:p text:style-name="P5"><text:span text:style-name="T8"><text:s text:c="8"/></text:span><text:span text:style-name="T9">&lt;name&gt;David&lt;/name&gt;</text:span></text:p>
              <text:p text:style-name="P5"><text:span text:style-name="T10"><text:s text:c="8"/></text:span><text:span text:style-name="T9">&lt;surname&gt;Gilmour&lt;/surname&gt;</text:span></text:p>
              <text:p text:style-name="P5"><text:span text:style-name="T8"><text:s text:c="4"/></text:span><text:span text:style-name="T8">&lt;/person&gt;</text:span></text:p>
              <text:p text:style-name="P5"><text:span text:style-name="T8">&lt;/peopl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6" draw:layer="layout" svg:width="10.998cm" svg:height="4.428cm" svg:x="13.674cm" svg:y="14.097cm">
          <text:list text:style-name="L3">
            <text:list-header>
              <text:p text:style-name="P5"><text:span text:style-name="T8">&lt;people&gt;</text:span></text:p>
              <text:p text:style-name="P5"><text:span text:style-name="T8"><text:s text:c="4"/></text:span><text:span text:style-name="T8">&lt;person </text:span><text:span text:style-name="T11">id="person_1"</text:span><text:span text:style-name="T8">&gt;</text:span></text:p>
              <text:p text:style-name="P5"><text:span text:style-name="T8"><text:s text:c="8"/></text:span><text:span text:style-name="T8">&lt;name&gt;David&lt;/name&gt;</text:span></text:p>
              <text:p text:style-name="P5"><text:span text:style-name="T8"><text:s text:c="8"/></text:span><text:span text:style-name="T8">&lt;surname&gt;Gilmour&lt;/surname&gt;</text:span></text:p>
              <text:p text:style-name="P5"><text:span text:style-name="T8"><text:s text:c="4"/></text:span><text:span text:style-name="T8">&lt;/person&gt;</text:span></text:p>
              <text:p text:style-name="P5"><text:span text:style-name="T8">&lt;/peopl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6" draw:layer="layout" svg:width="11.006cm" svg:height="4.428cm" svg:x="13.67cm" svg:y="9.251cm">
          <text:list text:style-name="L3">
            <text:list-header>
              <text:p text:style-name="P5"><text:span text:style-name="T12">&lt;people&gt;</text:span></text:p>
              <text:p text:style-name="P5"><text:span text:style-name="T13"><text:s text:c="4"/></text:span><text:span text:style-name="T12">&lt;person</text:span><text:span text:style-name="T13"> </text:span><text:span text:style-name="T8">id="person_1"</text:span><text:span text:style-name="T12">&gt;</text:span></text:p>
              <text:p text:style-name="P5"><text:span text:style-name="T13"><text:s text:c="8"/></text:span><text:span text:style-name="T12">&lt;name&gt;</text:span><text:span text:style-name="T8">David</text:span><text:span text:style-name="T12">&lt;/name&gt;</text:span></text:p>
              <text:p text:style-name="P5"><text:span text:style-name="T13"><text:s text:c="8"/></text:span><text:span text:style-name="T12">&lt;surname&gt;</text:span><text:span text:style-name="T8">Gilmour</text:span><text:span text:style-name="T12">&lt;/surname&gt;</text:span></text:p>
              <text:p text:style-name="P5"><text:span text:style-name="T13"><text:s text:c="4"/></text:span><text:span text:style-name="T12">&lt;/person&gt;</text:span></text:p>
              <text:p text:style-name="P5"><text:span text:style-name="T12">&lt;/people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LM likums 1: Saknes elem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XML dokumentam jābūt attēlotam vienā elementā</text:p>
              </text:list-item>
            </text:list>
          </draw:text-box>
        </draw:frame>
        <draw:custom-shape draw:name="Rectangle 4" draw:style-name="gr5" draw:text-style-name="P8" draw:layer="layout" svg:width="15.548cm" svg:height="3.959cm" svg:x="6.125cm" svg:y="8.497cm">
          <text:list text:style-name="L3">
            <text:list-header>
              <text:p text:style-name="P7"><text:span text:style-name="T14">&lt;?xml version="1.0"?&gt;</text:span></text:p>
              <text:p text:style-name="P7"><text:span text:style-name="T14">&lt;!-- A well-formed document --&gt;</text:span></text:p>
              <text:p text:style-name="P7"><text:span text:style-name="T15">&lt;greeting&gt;</text:span></text:p>
              <text:p text:style-name="P7"><text:span text:style-name="T14">Hello, World!</text:span></text:p>
              <text:p text:style-name="P7"><text:span text:style-name="T15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8" draw:layer="layout" svg:width="15.553cm" svg:height="6.257cm" svg:x="6.072cm" svg:y="12.699cm">
          <text:list text:style-name="L3">
            <text:list-header>
              <text:p text:style-name="P7"><text:span text:style-name="T16">&lt;?xml version="1.0"?&gt;</text:span></text:p>
              <text:p text:style-name="P7"><text:span text:style-name="T16">&lt;!-- An invalid document --&gt;</text:span></text:p>
              <text:p text:style-name="P7"><text:span text:style-name="T17">&lt;greeting&gt;</text:span></text:p>
              <text:p text:style-name="P7"><text:span text:style-name="T16">Hello, World!</text:span></text:p>
              <text:p text:style-name="P7"><text:span text:style-name="T17">&lt;/greeting&gt;</text:span></text:p>
              <text:p text:style-name="P7"><text:span text:style-name="T17">&lt;greeting&gt;</text:span></text:p>
              <text:p text:style-name="P7"><text:span text:style-name="T16">Hola, el Mundo!</text:span></text:p>
              <text:p text:style-name="P7"><text:span text:style-name="T17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likums 2: Elementi nedrīkst dublēties</text:p>
          </draw:text-box>
        </draw:frame>
        <draw:custom-shape draw:name="Rectangle 5" draw:style-name="gr7" draw:text-style-name="P10" draw:layer="layout" svg:width="17.599cm" svg:height="3.154cm" svg:x="4.674cm" svg:y="8.096cm">
          <text:list text:style-name="L3">
            <text:list-header>
              <text:p text:style-name="P9"><text:span text:style-name="T18">&lt;?xml version="1.0"?&gt;</text:span></text:p>
              <text:p text:style-name="P9"><text:span text:style-name="T18">&lt;!-- An invalid document --&gt;</text:span></text:p>
              <text:p text:style-name="P9"><text:span text:style-name="T18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0" draw:layer="layout" svg:width="17.599cm" svg:height="5.2cm" svg:x="4.674cm" svg:y="11.831cm">
          <text:list text:style-name="L3">
            <text:list-header>
              <text:p text:style-name="P9"><text:span text:style-name="T18">&lt;?xml version="1.0"?&gt;</text:span></text:p>
              <text:p text:style-name="P9"><text:span text:style-name="T18">&lt;!-- An invalid document --&gt;</text:span></text:p>
              <text:p text:style-name="P9"><text:span text:style-name="T18">&lt;p&gt;</text:span></text:p>
              <text:p text:style-name="P9"><text:span text:style-name="T18">&lt;b&gt;My name is &lt;i&gt;John Brown&lt;/b&gt;.&lt;/i&gt;</text:span></text:p>
              <text:p text:style-name="P9"><text:span text:style-name="T18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likums 3: Ir nepieciešamas beigu birkas(tags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Nedrīkst izlaist beigu birkas(tags)</text:p>
                <text:p/>
                <text:p/>
                <text:p/>
              </text:list-item>
              <text:list-item>
                <text:p>Tukšs elements:</text:p>
              </text:list-item>
            </text:list>
          </draw:text-box>
        </draw:frame>
        <draw:custom-shape draw:name="Rectangle 5" draw:style-name="gr9" draw:text-style-name="P8" draw:layer="layout" svg:width="14.75cm" svg:height="3.193cm" svg:x="6.125cm" svg:y="7.465cm">
          <text:list text:style-name="L3">
            <text:list-header>
              <text:p text:style-name="P7"><text:span text:style-name="T16">&lt;!-- NOT legal XML markup --&gt;</text:span></text:p>
              <text:p text:style-name="P7"><text:span text:style-name="T16">&lt;p&gt;My name is John Brown</text:span></text:p>
              <text:p text:style-name="P7"><text:span text:style-name="T16">&lt;p&gt;I am 25 years old</text:span></text:p>
              <text:p text:style-name="P7"><text:span text:style-name="T16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8" draw:layer="layout" svg:width="14.799cm" svg:height="2.427cm" svg:x="6.072cm" svg:y="16.43cm">
          <text:list text:style-name="L3">
            <text:list-header>
              <text:p text:style-name="P7"><text:span text:style-name="T14">&lt;!-- Two equivalent break elements --&gt;</text:span></text:p>
              <text:p text:style-name="P7"><text:span text:style-name="T14">&lt;br&gt;&lt;/br&gt;</text:span></text:p>
              <text:p text:style-name="P7"><text:span text:style-name="T14">&lt;br 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likums 4: Elementi ir lielo/mazo burtu jutīgi </text:p>
          </draw:text-box>
        </draw:frame>
        <draw:frame presentation:style-name="pr4" draw:layer="layout" svg:width="24.639cm" svg:height="12.178cm" svg:x="1.361cm" svg:y="4.822cm" presentation:class="outline" presentation:user-transformed="true">
          <draw:text-box>
            <text:list text:style-name="L2">
              <text:list-item>
                <text:p><text:span text:style-name="T2">HTML</text:span> <text:span text:style-name="T19">&lt;h1&gt;</text:span> un <text:span text:style-name="T19">&lt;H1&gt;</text:span> ir viens un <text:span text:style-name="T2">tas pats</text:span>, <text:span text:style-name="T2">XML</text:span> <text:s/>tie ir divi <text:span text:style-name="T2">dažādi</text:span> elementi.</text:p>
              </text:list-item>
            </text:list>
          </draw:text-box>
        </draw:frame>
        <draw:custom-shape draw:name="Rectangle 4" draw:style-name="gr11" draw:text-style-name="P10" draw:layer="layout" svg:width="14.151cm" svg:height="8.94cm" svg:x="6.449cm" svg:y="8.46cm">
          <text:list text:style-name="L3">
            <text:list-header>
              <text:p text:style-name="P9"><text:span text:style-name="T20">&lt;!-- NOT legal XML markup --&gt;</text:span></text:p>
              <text:p text:style-name="P9"><text:span text:style-name="T18">&lt;Person&gt;</text:span></text:p>
              <text:p text:style-name="P9"><text:span text:style-name="T18">Elements are case sensitive</text:span></text:p>
              <text:p text:style-name="P9"><text:span text:style-name="T18">&lt;/person&gt;</text:span></text:p>
              <text:p text:style-name="P9"><text:span text:style-name="T20"/></text:p>
              <text:p text:style-name="P9"><text:span text:style-name="T20">&lt;!-- legal XML markup --&gt;</text:span></text:p>
              <text:p text:style-name="P9"><text:span text:style-name="T20">&lt;person&gt;</text:span></text:p>
            </text:list-header>
          </text:list>
          <text:list text:style-name="L4">
            <text:list-header>
              <text:p text:style-name="P11"><text:span text:style-name="T20">Elements are case sensitive </text:span></text:p>
              <text:p text:style-name="P11"><text:span text:style-name="T20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likums 6: atribūtu vērības pēdiņās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tribūtiem <text:span text:style-name="T2">jābūt</text:span> <text:span text:style-name="T21">piešķirtām </text:span><text:span text:style-name="T2">vērtībām</text:span></text:p>
              </text:list-item>
              <text:list-item>
                <text:p>Atribūtu vērtībām <text:span text:style-name="T2">jāatrodas</text:span> <text:span text:style-name="T2">pēdiņās</text:span></text:p>
              </text:list-item>
            </text:list>
          </draw:text-box>
        </draw:frame>
        <draw:custom-shape draw:name="Rectangle 4" draw:style-name="gr12" draw:text-style-name="P13" draw:layer="layout" svg:width="16.33cm" svg:height="8.39cm" svg:x="5.67cm" svg:y="10.2cm">
          <text:list text:style-name="L3">
            <text:list-header>
              <text:p text:style-name="P12"><text:span text:style-name="T22">&lt;!-- NOT legal XML markup --&gt;</text:span></text:p>
              <text:p text:style-name="P12"><text:span text:style-name="T23">&lt;ol compact&gt;</text:span></text:p>
              <text:p text:style-name="P12"><text:span text:style-name="T22"/></text:p>
              <text:p text:style-name="P12"><text:span text:style-name="T22">&lt;!-- legal XML markup --&gt;</text:span></text:p>
              <text:p text:style-name="P12"><text:span text:style-name="T22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deklarēšan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Vairums <text:span text:style-name="T2">XML</text:span> dokumenti <text:span text:style-name="T2">sākas</text:span> ar <text:span text:style-name="T2">XML</text:span>, kura <text:span text:style-name="T2">nodrošina</text:span> dokumenta <text:span text:style-name="T2">pamatinformāciju</text:span>.</text:p>
              </text:list-item>
              <text:list-item>
                <text:p><text:span text:style-name="T2">XML</text:span> deklarācija ir vēlama, bet ne obligāta.</text:p>
              </text:list-item>
            </text:list>
          </draw:text-box>
        </draw:frame>
        <draw:custom-shape draw:name="Rectangle 4" draw:style-name="gr13" draw:text-style-name="P13" draw:layer="layout" svg:width="20.145cm" svg:height="2.317cm" svg:x="3.766cm" svg:y="13.714cm">
          <text:list text:style-name="L3">
            <text:list-header>
              <text:p text:style-name="P12"><text:span text:style-name="T22">&lt;?xml version="1.0" </text:span></text:p>
              <text:p text:style-name="P14"><text:span text:style-name="T22"><text:tab/></text:span><text:span text:style-name="T22">encoding=“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kumenta satura definēšana 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lementiem noteiktā <text:span text:style-name="T2">XML</text:span> valodā jābūt nodefinētiem.</text:p>
              </text:list-item>
              <text:list-item>
                <text:p><text:span text:style-name="T2">Shēma</text:span> (<text:span text:style-name="T24">Schema</text:span>) -formāla uz <text:span text:style-name="T2">XML</text:span> sintakses bāzēta valoda</text:p>
              </text:list-item>
              <text:list-item>
                <text:p>Divas galvenās shēmu valodas ir <text:span text:style-name="T2">DTD</text:span> un <text:span text:style-name="T2">XML</text:span> <text:s/>Shē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TD (Document Type Definition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ebūvēta shēmu valoda kopš pirmā strādājošā <text:span text:style-name="T2">XML</text:span> projekta</text:p>
              </text:list-item>
              <text:list-item>
                <text:p><text:span text:style-name="T2">DTD</text:span> <text:span text:style-name="T2">nav</text:span> ierakstīta <text:span text:style-name="T2">XML</text:span> notācijā</text:p>
              </text:list-item>
            </text:list>
          </draw:text-box>
        </draw:frame>
        <draw:custom-shape draw:name="Rectangle 4" draw:style-name="gr14" draw:text-style-name="P16" draw:layer="layout" svg:width="21.003cm" svg:height="7.473cm" svg:x="3.47cm" svg:y="10.984cm">
          <text:list text:style-name="L3">
            <text:list-header>
              <text:p text:style-name="P15"><text:span text:style-name="T25">&lt;!-- address.dtd --&gt;</text:span></text:p>
              <text:p text:style-name="P15"><text:span text:style-name="T25">&lt;!ELEMENT address (name, street, city, postal-code)&gt;</text:span></text:p>
              <text:p text:style-name="P15"><text:span text:style-name="T25">&lt;!ELEMENT name (title? first-name, last-name)&gt;</text:span></text:p>
              <text:p text:style-name="P15"><text:span text:style-name="T25">&lt;!ELEMENT title (#PCDATA)&gt;</text:span></text:p>
              <text:p text:style-name="P15"><text:span text:style-name="T25">&lt;!ELEMENT first-name (#PCDATA)&gt;</text:span></text:p>
              <text:p text:style-name="P15"><text:span text:style-name="T25">&lt;!ELEMENT last-name (#PCDATA)&gt;</text:span></text:p>
              <text:p text:style-name="P15"><text:span text:style-name="T25">&lt;!ELEMENT street (#PCDATA)&gt;</text:span></text:p>
              <text:p text:style-name="P15"><text:span text:style-name="T25">&lt;!ELEMENT city (#PCDATA)&gt;</text:span></text:p>
              <text:p text:style-name="P15"><text:span text:style-name="T25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TD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XML</text:span> dokuments var saturēt atsauci uz <text:span text:style-name="T2">DTD</text:span> shēmu</text:p>
                <text:p/>
                <text:p/>
                <text:p/>
              </text:list-item>
              <text:list-item>
                <text:p><text:span text:style-name="T2">XHTML</text:span> dokumenti bieži satur:</text:p>
              </text:list-item>
            </text:list>
          </draw:text-box>
        </draw:frame>
        <draw:custom-shape draw:name="Text Box 4" draw:style-name="gr15" draw:text-style-name="P16" draw:layer="layout" svg:width="18.197cm" svg:height="2.571cm" svg:x="2.1cm" svg:y="8.898cm">
          <text:list text:style-name="L5">
            <text:list-header>
              <text:p text:style-name="P15"><text:span text:style-name="T25">&lt;?xml version=“1.1”&gt;</text:span></text:p>
              <text:p text:style-name="P15"><text:span text:style-name="T25">&lt;!DOCTYPE </text:span><text:span text:style-name="T26">people</text:span><text:span text:style-name="T25"> </text:span></text:p>
              <text:p text:style-name="P17"><text:span text:style-name="T25"><text:tab/></text:span><text:span text:style-name="T25">SYSTEM “</text:span><text:span text:style-name="T27">http://www.music.com/people.dtd</text:span><text:span text:style-name="T25">”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6" draw:text-style-name="P16" draw:layer="layout" svg:width="24.293cm" svg:height="2.571cm" svg:x="1.993cm" svg:y="14.481cm">
          <text:list text:style-name="L5">
            <text:list-header>
              <text:p text:style-name="P15"><text:span text:style-name="T28">&lt;!DOCTYPE html </text:span></text:p>
              <text:p text:style-name="P17"><text:span text:style-name="T25"><text:tab/></text:span><text:span text:style-name="T28">PUBLIC "-//W3C//DTD XHTML 1.0 Transitional//EN" </text:span></text:p>
              <text:p text:style-name="P17"><text:span text:style-name="T25"><text:tab/></text:span><text:span text:style-name="T28">"http://www.w3.org/TR/xhtml1/DTD/xhtml1-transitional.dtd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TD elementa deklarēšan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 text:style-name="P18"><text:span text:style-name="T29">&lt;!ELEMENT </text:span><text:span text:style-name="T30">element-name</text:span><text:span text:style-name="T31"> </text:span><text:span text:style-name="T30">content-model</text:span><text:span text:style-name="T29">&gt;</text:span></text:p>
            <text:p text:style-name="P18"><text:span text:style-name="T29"/></text:p>
            <text:p text:style-name="P18"><text:span text:style-name="T29"/></text:p>
            <text:list text:style-name="L2">
              <text:list-item>
                <text:p>Content model (satura modelis) definē satura <text:s/>derīguma prasības visiem elementiem ar <text:span text:style-name="T32">norādīto vārd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Konstrukcijas izmantotas satura modeļa <text:span text:style-name="T19">(content model)</text:span> aprakstā:</text:p>
                <text:list>
                  <text:list-item>
                    <text:p><text:span text:style-name="T2">EMPTY</text:span> <text:tab/><text:tab/><text:tab/><text:tab/>tukšs saturs</text:p>
                  </text:list-item>
                  <text:list-item>
                    <text:p><text:span text:style-name="T2">ANY</text:span><text:span text:style-name="T2"><text:tab/></text:span><text:tab/><text:tab/><text:tab/><text:tab/>jebkāds saturs</text:p>
                  </text:list-item>
                  <text:list-item>
                    <text:p><text:span text:style-name="T2">element name</text:span><text:tab/> elements</text:p>
                  </text:list-item>
                  <text:list-item>
                    <text:p><text:span text:style-name="T2">, </text:span><text:tab/><text:tab/><text:tab/><text:tab/><text:tab/><text:tab/>konkatenācija</text:p>
                  </text:list-item>
                  <text:list-item>
                    <text:p><text:span text:style-name="T2">|</text:span> <text:tab/><text:tab/><text:tab/><text:tab/><text:tab/><text:tab/>apvienojums</text:p>
                  </text:list-item>
                  <text:list-item>
                    <text:p><text:span text:style-name="T2">?</text:span><text:tab/><text:tab/><text:tab/><text:tab/><text:tab/><text:tab/>neobligāts</text:p>
                  </text:list-item>
                  <text:list-item>
                    <text:p><text:span text:style-name="T2">*</text:span><text:tab/><text:tab/><text:tab/><text:tab/><text:tab/><text:tab/>nulle vai vairāk atkārtojumi</text:p>
                  </text:list-item>
                  <text:list-item>
                    <text:p><text:span text:style-name="T2">+</text:span><text:tab/>viens vai vairāk atkārtoju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TD piemērs</text:p>
          </draw:text-box>
        </draw:frame>
        <draw:custom-shape draw:name="Rectangle 72" draw:style-name="gr17" draw:text-style-name="P20" draw:layer="layout" svg:width="22.064cm" svg:height="9.289cm" svg:x="2.936cm" svg:y="6.111cm">
          <text:list text:style-name="L4">
            <text:list-header>
              <text:p text:style-name="P19"><text:span text:style-name="T33">&lt;!ELEMENT people (person</text:span><text:span text:style-name="T34">+</text:span><text:span text:style-name="T33">)&gt;</text:span></text:p>
              <text:p text:style-name="P19"><text:span text:style-name="T33">&lt;!ELEMENT person (name, </text:span><text:span text:style-name="T34">surname, </text:span><text:span text:style-name="T33">birthdate?, </text:span><text:span text:style-name="T34">address*</text:span><text:span text:style-name="T33">)&gt;</text:span></text:p>
              <text:p text:style-name="P19"><text:span text:style-name="T33">&lt;!ELEMENT name (#PCDATA)&gt;</text:span></text:p>
              <text:p text:style-name="P19"><text:span text:style-name="T33">&lt;!ELEMENT </text:span><text:span text:style-name="T34">sur</text:span><text:span text:style-name="T33">name (#PCDATA)&gt;</text:span></text:p>
              <text:p text:style-name="P19"><text:span text:style-name="T33">&lt;!ELEMENT birthdate (#PCDATA)&gt;</text:span></text:p>
              <text:p text:style-name="P19"><text:span text:style-name="T33">&lt;!ELEMENT </text:span><text:span text:style-name="T34">address</text:span><text:span text:style-name="T33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Shēm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XML</text:span> Shēmas priekšrocības pār <text:span text:style-name="T2">DTD</text:span>:</text:p>
                <text:list>
                  <text:list-item>
                    <text:p><text:span text:style-name="T2">XML</text:span> shēmas izmanto <text:span text:style-name="T2">XML</text:span> sintaksi (<text:span text:style-name="T19">shēmu var apstrādāt jebkuru citu dokumentu)</text:span></text:p>
                  </text:list-item>
                  <text:list-item>
                    <text:p><text:span text:style-name="T2">XML</text:span> shēmas atbalsta datu tipus <text:span text:style-name="T19">(integer,string,</text:span><text:span text:style-name="T24">URL</text:span><text:span text:style-name="T19">,datumu,laiku,peldošā punkta skaitļus)</text:span></text:p>
                  </text:list-item>
                  <text:list-item>
                    <text:p><text:span text:style-name="T2">XML</text:span> shēmas ir paplašināmas <text:span text:style-name="T19">(lietotāja definēti datu tipi, atvasināti datu tipi)</text:span></text:p>
                  </text:list-item>
                  <text:list-item>
                    <text:p><text:span text:style-name="T2">XML</text:span> shēmas ir izteiksmīgāka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SD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XML</text:span> shēmas daļa ir <text:span text:style-name="T2">XML</text:span> shēmas definīcija un parasti faila paplašinājums ir <text:span text:style-name="T19">“.xsd”</text:span> </text:p>
              </text:list-item>
            </text:list>
          </draw:text-box>
        </draw:frame>
        <draw:custom-shape draw:name="Text Box 7" draw:style-name="gr18" draw:text-style-name="P22" draw:layer="layout" svg:width="21.838cm" svg:height="7.697cm" svg:x="2.784cm" svg:y="10.345cm">
          <text:list text:style-name="L4">
            <text:list-item>
              <text:p text:style-name="P21"><text:span text:style-name="T35">&lt;xsd:schema xmlns:xsd="http://www.w3.org/2001/XMLSchema"&gt;</text:span></text:p>
              <text:p text:style-name="P21"><text:span text:style-name="T35"><text:s text:c="4"/></text:span><text:span text:style-name="T35">&lt;xsd:element name="country" type="Country"/&gt;</text:span></text:p>
              <text:p text:style-name="P21"><text:span text:style-name="T35"><text:s text:c="4"/></text:span><text:span text:style-name="T35">&lt;xsd:complexType name="Country"&gt;</text:span></text:p>
              <text:p text:style-name="P21"><text:span text:style-name="T35"><text:s text:c="8"/></text:span><text:span text:style-name="T35">&lt;xsd:sequence&gt;</text:span></text:p>
              <text:p text:style-name="P21"><text:span text:style-name="T35"><text:s text:c="12"/></text:span><text:span text:style-name="T35">&lt;xsd:element name="name" type="xsd:string"/&gt;</text:span></text:p>
              <text:p text:style-name="P21"><text:span text:style-name="T35"><text:s text:c="12"/></text:span><text:span text:style-name="T35">&lt;xsd:element name="population" type="xsd:decimal"/&gt;</text:span></text:p>
              <text:p text:style-name="P21"><text:span text:style-name="T35"><text:s text:c="8"/></text:span><text:span text:style-name="T35">&lt;/xsd:sequence&gt;</text:span></text:p>
              <text:p text:style-name="P21"><text:span text:style-name="T35"><text:s text:c="4"/></text:span><text:span text:style-name="T35">&lt;/xsd:complexType&gt;</text:span></text:p>
              <text:p text:style-name="P21"><text:span text:style-name="T35">&lt;/xsd:schema&gt;</text:span></text:p>
              <text:p text:style-name="P21"><text:span text:style-name="T3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emērs: people.xsd</text:p>
          </draw:text-box>
        </draw:frame>
        <draw:custom-shape draw:name="Rectangle 4" draw:style-name="gr19" draw:text-style-name="P8" draw:layer="layout" svg:width="22.8cm" svg:height="14.8cm" svg:x="2cm" svg:y="5cm">
          <text:list text:style-name="L3">
            <text:list-header>
              <text:p text:style-name="P7"><text:span text:style-name="T14">&lt;?xml version="1.0" encoding="UTF-8"?&gt;</text:span></text:p>
              <text:p text:style-name="P7"><text:span text:style-name="T14">&lt;xsd:schema xmlns:xsd="http://www.w3.org/2001/XMLSchema" elementFormDefault="qualified"&gt;</text:span></text:p>
              <text:p text:style-name="P7"><text:span text:style-name="T14"><text:s text:c="4"/></text:span><text:span text:style-name="T14">&lt;xsd:element name="people" type="peopleType"/&gt;</text:span></text:p>
              <text:p text:style-name="P7"><text:span text:style-name="T14"><text:s text:c="4"/></text:span><text:span text:style-name="T14">&lt;xsd:complexType name="peopleType"&gt;</text:span></text:p>
              <text:p text:style-name="P7"><text:span text:style-name="T14"><text:s text:c="8"/></text:span><text:span text:style-name="T14">&lt;xsd:sequence maxOccurs="unbounded"&gt;</text:span></text:p>
              <text:p text:style-name="P7"><text:span text:style-name="T14"><text:s text:c="12"/></text:span><text:span text:style-name="T14">&lt;xsd:element name="person" type="personType"/&gt;</text:span></text:p>
              <text:p text:style-name="P7"><text:span text:style-name="T14"><text:s text:c="8"/></text:span><text:span text:style-name="T14">&lt;/xsd:sequence&gt;</text:span></text:p>
              <text:p text:style-name="P7"><text:span text:style-name="T14"><text:s text:c="4"/></text:span><text:span text:style-name="T14">&lt;/xsd:complexType&gt;</text:span></text:p>
              <text:p text:style-name="P7"><text:span text:style-name="T14"><text:s text:c="4"/></text:span><text:span text:style-name="T14">&lt;xsd:complexType name="personType"&gt;</text:span></text:p>
              <text:p text:style-name="P7"><text:span text:style-name="T14"><text:s text:c="8"/></text:span><text:span text:style-name="T14">&lt;xsd:sequence&gt;</text:span></text:p>
              <text:p text:style-name="P7"><text:span text:style-name="T14"><text:s text:c="12"/></text:span><text:span text:style-name="T14">&lt;xsd:element name="name" type="xsd:string"/&gt;</text:span></text:p>
              <text:p text:style-name="P7"><text:span text:style-name="T14"><text:s text:c="12"/></text:span><text:span text:style-name="T14">&lt;xsd:element name="surname" type="xsd:string"/&gt;</text:span></text:p>
              <text:p text:style-name="P7"><text:span text:style-name="T14"><text:s text:c="8"/></text:span><text:span text:style-name="T14">&lt;/xsd:sequence&gt;</text:span></text:p>
              <text:p text:style-name="P7"><text:span text:style-name="T14"><text:s text:c="8"/></text:span><text:span text:style-name="T14">&lt;xsd:attribute name="id" type="xsd:string"/&gt;</text:span></text:p>
              <text:p text:style-name="P7"><text:span text:style-name="T14"><text:s text:c="4"/></text:span><text:span text:style-name="T14">&lt;/xsd:complexType&gt;</text:span></text:p>
              <text:p text:style-name="P7"><text:span text:style-name="T14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01cm" svg:y="0.094cm" presentation:class="title" presentation:user-transformed="true">
          <draw:text-box>
            <text:p>XML shēmas deklarācija</text:p>
          </draw:text-box>
        </draw:frame>
        <draw:frame presentation:style-name="pr4" draw:layer="layout" svg:width="24.639cm" svg:height="12.178cm" svg:x="1cm" svg:y="3.6cm" presentation:class="outline" presentation:user-transformed="true">
          <draw:text-box>
            <text:list text:style-name="L2">
              <text:list-item>
                <text:p>Lai deklarētu,ka people.xml izmanto people.xsd shēmu, ir jāpievieno sekojošas rindiņas:</text:p>
              </text:list-item>
            </text:list>
          </draw:text-box>
        </draw:frame>
        <draw:custom-shape draw:name="Rectangle 4" draw:style-name="gr20" draw:text-style-name="P16" draw:layer="layout" svg:width="21.713cm" svg:height="5.022cm" svg:x="3.392cm" svg:y="8.6cm">
          <text:list text:style-name="L3">
            <text:list-header>
              <text:p text:style-name="P15"><text:span text:style-name="T25">&lt;?xml version="1.0" encoding="UTF-8"?&gt;</text:span></text:p>
              <text:p text:style-name="P15"><text:span text:style-name="T36">&lt;!–- schema is located in the same folder --&gt;</text:span></text:p>
              <text:p text:style-name="P15"><text:span text:style-name="T25">&lt;people </text:span><text:span text:style-name="T26">xmlns:xsi="http://www.w3.org/2001/XMLSchema-instance"</text:span></text:p>
              <text:p text:style-name="P17"><text:span text:style-name="T25"><text:s/></text:span><text:span text:style-name="T25"><text:tab/></text:span><text:span text:style-name="T25"><text:tab/></text:span><text:span text:style-name="T26">xsi:noNamespaceSchemaLocation="people.xsd"</text:span><text:span text:style-name="T25">&gt;</text:span></text:p>
              <text:p text:style-name="P15"><text:span text:style-name="T25">. . .</text:span></text:p>
              <text:p text:style-name="P15"><text:span text:style-name="T25">&lt;/peopl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1" draw:text-style-name="P24" draw:layer="layout" svg:width="21.499cm" svg:height="5.275cm" svg:x="3.392cm" svg:y="14cm">
          <text:list text:style-name="L3">
            <text:list-header>
              <text:p text:style-name="P23"><text:span text:style-name="T25">&lt;?xml version="1.0" encoding="UTF-8"?&gt;</text:span></text:p>
            </text:list-header>
          </text:list>
          <text:list text:style-name="L4">
            <text:list-header>
              <text:p text:style-name="P21"><text:span text:style-name="T36">&lt;!–- schema location specified as URL --&gt;</text:span></text:p>
              <text:p text:style-name="P21"><text:span text:style-name="T35">&lt;people </text:span><text:span text:style-name="T37">xmlns:xsi="http://www.w3.org/2001/XMLSchema-instance" </text:span></text:p>
            </text:list-header>
          </text:list>
          <text:list text:style-name="L6">
            <text:list-header>
              <text:p text:style-name="P21"><text:span text:style-name="T38"><text:s text:c="2"/></text:span><text:span text:style-name="T37">xsi:noNamespaceSchemaLocation=</text:span></text:p>
              <text:p text:style-name="P21"><text:span text:style-name="T38"><text:s text:c="2"/></text:span><text:span text:style-name="T37">"http://www.ante.lv/lab01-music-serverside/data/people.xsd"</text:span><text:span text:style-name="T35">&gt;</text:span></text:p>
            </text:list-header>
          </text:list>
          <text:list text:style-name="L3">
            <text:list-header>
              <text:p text:style-name="P23"><text:span text:style-name="T25">. . .</text:span></text:p>
              <text:p text:style-name="P23"><text:span text:style-name="T25">&lt;/people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ML validācij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XML</text:span> validatos <text:s/><text:span text:style-name="T39"><text:a xlink:href="http://tools.decisionsoft.com/schemaValidate/" xlink:type="simple">http://tools.decisionsoft.com/schemaValidat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DOM</text:span> (<text:span text:style-name="T2">D</text:span>ocument<text:span text:style-name="T2"> O</text:span>bject <text:span text:style-name="T2">M</text:span>odel) – starpplatforma un no valodām neatkarīga <text:s/>konvencija,kuru izmanto,lai pārstāvētu un mijiedarbotos ar objektiem <text:span text:style-name="T2">HTML</text:span>,<text:span text:style-name="T2">XHTML</text:span> un <text:span text:style-name="T2">XML</text:span> dokumen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 iespēja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ārvietošanās pa koku, lai redzētu, kāds ir bijis orģinālais dokuments</text:p>
              </text:list-item>
              <text:list-item>
                <text:p>Koka sekciju dzēšana</text:p>
              </text:list-item>
              <text:list-item>
                <text:p>Koka pārkārtošana</text:p>
              </text:list-item>
              <text:list-item>
                <text:p>Jaunu zaru pievienošana u.t.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X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SAX</text:span> (<text:span text:style-name="T2">S</text:span>imple <text:span text:style-name="T2">A</text:span>PI for <text:span text:style-name="T2">X</text:span>ML) – uz notikumiem bāzēts secīgas pieejas parsētājs, kuru izstrādāja <text:span text:style-name="T2">XML</text:span>-<text:span text:style-name="T2">DEV</text:span> dalībnieki.</text:p>
              </text:list-item>
              <text:list-item>
                <text:p><text:span text:style-name="T2">SAX</text:span> parsētājs uz kodu sūta notikumus</text:p>
              </text:list-item>
              <text:list-item>
                <text:p>Parsētājs informā, kad tas</text:p>
                <text:list>
                  <text:list-item>
                    <text:p>Atrod elementa sākumu</text:p>
                  </text:list-item>
                  <text:list-item>
                    <text:p>Elementa beigas</text:p>
                  </text:list-item>
                  <text:list-item>
                    <text:p><text:s/>Tekstu</text:p>
                  </text:list-item>
                  <text:list-item>
                    <text:p>Dokumenta sākumu vai beigas utt</text:p>
                    <text:p>*Parsētājs - Programma, kas lielus datu blokus sadala mazākās, vieglāk interpretējamās daļā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X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grammētājs izlemj,kuri notikumi viņam ir svarīgi</text:p>
              </text:list-item>
              <text:list-item>
                <text:p><text:span text:style-name="T2">SAX</text:span> parsētājs neveido objektus</text:p>
              </text:list-item>
              <text:list-item>
                <text:p>Programmētājs izlemj kādu datu struktūru viņš vēlas izveidot,lai iegūtu datus no <text:span text:style-name="T2">SAX</text:span> notikumi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15-03-26T16:59:30.993024571</dc:date>
    <meta:editing-duration>PT2H53M14S</meta:editing-duration>
    <meta:editing-cycles>7</meta:editing-cycles>
    <meta:generator>LibreOffice/4.2.7.2$Linux_x86 LibreOffice_project/420m0$Build-2</meta:generator>
    <meta:document-statistic meta:object-count="166"/>
  </office:meta>
</office:document-meta>
</file>